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111111" draw:marker-start-width="0.321cm" draw:marker-end-width="0.321cm" draw:fill-color="#00a933" draw:textarea-horizontal-align="justify" draw:textarea-vertical-align="middle" draw:auto-grow-height="false" fo:min-height="2.22cm" fo:min-width="1.976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111111" draw:marker-start-width="0.321cm" draw:marker-end-width="0.321cm" draw:fill-color="#729fcf" draw:textarea-horizontal-align="justify" draw:textarea-vertical-align="middle" draw:auto-grow-height="false" fo:min-height="2.22cm" fo:min-width="1.976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111111" draw:marker-start-width="0.321cm" draw:marker-end-width="0.321cm" draw:fill-color="#00a933" draw:textarea-horizontal-align="justify" draw:textarea-vertical-align="middle" draw:auto-grow-height="false" fo:min-height="3.187cm" fo:min-width="3.286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111111" draw:marker-start-width="0.321cm" draw:marker-end-width="0.321cm" draw:fill-color="#729fcf" draw:textarea-horizontal-align="justify" draw:textarea-vertical-align="middle" draw:auto-grow-height="false" fo:min-height="3.187cm" fo:min-width="3.286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111111" draw:marker-start-width="0.321cm" draw:marker-end-width="0.321cm" draw:fill-color="#00a933" draw:textarea-horizontal-align="justify" draw:textarea-vertical-align="middle" draw:auto-grow-height="false" fo:min-height="3.188cm" fo:min-width="3.286cm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106cm" svg:stroke-color="#f10d0c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81d41a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32pt" style:font-size-asian="32pt" style:font-size-complex="32pt"/>
    </style:style>
    <style:style style:name="P2" style:family="paragraph">
      <loext:graphic-properties draw:fill-color="#00a933"/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-color="#729fcf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-color="#00a933"/>
      <style:paragraph-properties fo:text-align="center"/>
      <style:text-properties fo:font-size="18pt" style:font-size-asian="18pt" style:font-size-complex="18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556cm" svg:height="2.55cm" svg:x="3.208cm" svg:y="5.4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56cm" svg:height="2.55cm" svg:x="5.708cm" svg:y="5.462cm">
          <text:p text:style-name="P3"><text:span text:style-name="T2">(7+4) </text:span></text:p>
          <text:p text:style-name="P3"><text:span text:style-name="T2">= 11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2.556cm" svg:height="2.55cm" svg:x="3.208cm" svg:y="7.962cm">
          <text:p text:style-name="P3"><text:span text:style-name="T2">(2 + 4) </text:span></text:p>
          <text:p text:style-name="P3"><text:span text:style-name="T2">= 6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2.556cm" svg:height="2.55cm" svg:x="5.708cm" svg:y="7.962cm">
          <text:p text:style-name="P3"><text:span text:style-name="T2">(6 + 6) </text:span></text:p>
          <text:p text:style-name="P3"><text:span text:style-name="T2">= 1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66cm" svg:height="3.517cm" svg:x="13.116cm" svg:y="2.8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66cm" svg:height="3.517cm" svg:x="16.898cm" svg:y="2.81cm">
          <text:p text:style-name="P3"><text:span text:style-name="T2">(7 + 4) </text:span></text:p>
          <text:p text:style-name="P3"><text:span text:style-name="T2">= 1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66cm" svg:height="3.517cm" svg:x="20.68cm" svg:y="2.81cm">
          <text:p text:style-name="P3"><text:span text:style-name="T2">(2 + </text:span><text:span text:style-name="T2">11) </text:span></text:p>
          <text:p text:style-name="P3"><text:span text:style-name="T2">= 13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66cm" svg:height="3.518cm" svg:x="13.116cm" svg:y="6.258cm">
          <text:p text:style-name="P3"><text:span text:style-name="T2">(2 + 4) </text:span></text:p>
          <text:p text:style-name="P3"><text:span text:style-name="T2">= 6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66cm" svg:height="3.518cm" svg:x="16.898cm" svg:y="6.258cm">
          <text:p text:style-name="P3"><text:span text:style-name="T2">(6 + 6) </text:span></text:p>
          <text:p text:style-name="P3"><text:span text:style-name="T2">= 1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66cm" svg:height="3.518cm" svg:x="20.68cm" svg:y="6.258cm">
          <text:p text:style-name="P3"><text:span text:style-name="T2">(3 + 12) </text:span></text:p>
          <text:p text:style-name="P3"><text:span text:style-name="T2">= 1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66cm" svg:height="3.517cm" svg:x="13.116cm" svg:y="9.707cm">
          <text:p text:style-name="P3"><text:span text:style-name="T2">(7 + 6) </text:span></text:p>
          <text:p text:style-name="P3"><text:span text:style-name="T2">= 1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66cm" svg:height="3.517cm" svg:x="16.898cm" svg:y="9.707cm">
          <text:p text:style-name="P3"><text:span text:style-name="T2">(5 + 12) </text:span></text:p>
          <text:p text:style-name="P3"><text:span text:style-name="T2">= 17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866cm" svg:height="3.517cm" svg:x="20.68cm" svg:y="9.707cm">
          <text:p text:style-name="P3"><text:span text:style-name="T2">(4 + </text:span><text:span text:style-name="T2">15) </text:span></text:p>
          <text:p text:style-name="P3"><text:span text:style-name="T2">= 19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792cm" svg:y1="5.66cm" svg:x2="18.792cm" svg:y2="7.004cm">
          <text:p/>
        </draw:line>
        <draw:line draw:style-name="gr7" draw:text-style-name="P6" draw:layer="layout" svg:x1="16.13cm" svg:y1="4.572cm" svg:x2="17.456cm" svg:y2="4.572cm">
          <text:p/>
        </draw:line>
        <draw:line draw:style-name="gr7" draw:text-style-name="P6" draw:layer="layout" svg:x1="16.104cm" svg:y1="8.072cm" svg:x2="17.43cm" svg:y2="8.072cm">
          <text:p/>
        </draw:line>
        <draw:line draw:style-name="gr7" draw:text-style-name="P6" draw:layer="layout" svg:x1="20.078cm" svg:y1="8.072cm" svg:x2="21.404cm" svg:y2="8.072cm">
          <text:p/>
        </draw:line>
        <draw:line draw:style-name="gr7" draw:text-style-name="P6" draw:layer="layout" svg:x1="20.052cm" svg:y1="4.572cm" svg:x2="21.378cm" svg:y2="4.572cm">
          <text:p/>
        </draw:line>
        <draw:line draw:style-name="gr6" draw:text-style-name="P6" draw:layer="layout" svg:x1="16.078cm" svg:y1="11.472cm" svg:x2="17.404cm" svg:y2="11.472cm">
          <text:p/>
        </draw:line>
        <draw:line draw:style-name="gr6" draw:text-style-name="P6" draw:layer="layout" svg:x1="20.052cm" svg:y1="11.472cm" svg:x2="21.378cm" svg:y2="11.472cm">
          <text:p/>
        </draw:line>
        <draw:line draw:style-name="gr6" draw:text-style-name="P6" draw:layer="layout" svg:x1="22.592cm" svg:y1="5.634cm" svg:x2="22.592cm" svg:y2="6.978cm">
          <text:p/>
        </draw:line>
        <draw:line draw:style-name="gr7" draw:text-style-name="P6" draw:layer="layout" svg:x1="22.592cm" svg:y1="9.108cm" svg:x2="22.592cm" svg:y2="10.452cm">
          <text:p/>
        </draw:line>
        <draw:line draw:style-name="gr7" draw:text-style-name="P6" draw:layer="layout" svg:x1="18.792cm" svg:y1="9.082cm" svg:x2="18.792cm" svg:y2="10.426cm">
          <text:p/>
        </draw:lin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0:47:37.072864556</meta:creation-date>
    <dc:date>2019-09-14T21:25:20.167440896</dc:date>
    <meta:editing-duration>PT3H28M13S</meta:editing-duration>
    <meta:editing-cycles>7</meta:editing-cycles>
    <meta:generator>LibreOffice/6.2.7.1$Linux_X86_64 LibreOffice_project/20$Build-1</meta:generator>
    <meta:document-statistic meta:object-count="46"/>
  </office:meta>
</office:document-meta>
</file>